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Vazir" svg:font-family="Vazi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5d99" officeooo:paragraph-rsid="00105d99"/>
    </style:style>
    <style:style style:name="P2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Vazir" fo:font-size="12pt" fo:letter-spacing="normal" fo:font-style="normal" fo:font-weight="normal" officeooo:rsid="00105d99" officeooo:paragraph-rsid="00105d99"/>
    </style:style>
    <style:style style:name="P3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Vazir" fo:font-size="12pt" fo:letter-spacing="normal" fo:font-style="normal" fo:font-weight="normal" officeooo:rsid="00125746" officeooo:paragraph-rsid="00125746"/>
    </style:style>
    <style:style style:name="P4" style:family="paragraph" style:parent-style-name="Standard">
      <style:paragraph-properties fo:text-align="end" style:justify-single-word="false" style:writing-mode="rl-tb"/>
      <style:text-properties fo:font-variant="normal" fo:text-transform="none" fo:color="#000000" style:font-name="Vazir" fo:font-size="12pt" fo:letter-spacing="normal" fo:font-style="normal" fo:font-weight="normal" officeooo:rsid="00125746" officeooo:paragraph-rsid="0013dd33"/>
    </style:style>
    <style:style style:name="T1" style:family="text">
      <style:text-properties fo:color="#040c28" style:font-name="Google Sans" fo:font-size="15pt"/>
    </style:style>
    <style:style style:name="T2" style:family="text">
      <style:text-properties officeooo:rsid="001372ee"/>
    </style:style>
    <style:style style:name="T3" style:family="text">
      <style:text-properties officeooo:rsid="0013dd33"/>
    </style:style>
    <style:style style:name="T4" style:family="text">
      <style:text-properties officeooo:rsid="0015d113"/>
    </style:style>
    <style:style style:name="T5" style:family="text">
      <style:text-properties officeooo:rsid="0016cdca"/>
    </style:style>
    <style:style style:name="T6" style:family="text">
      <style:text-properties officeooo:rsid="0016f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ر پروژه فن‌کاوی در حوزه ارتباط مغز و ماشین (BCI)، پس از استخراج فناوری‌های مرتبط و محاسبه ارتباط بین آنها، در یکی از تحلیل‌های انجام شده، یک نمایش دو بعدی از فضای ارتباطی فناوری‌ها تهیه شد. در کادر زیر، این فضای دو بعدی قابل بزرگنمایی و مشاهده است.</text:p>
      <text:p text:style-name="P3">در این شکل، ۱۳ دسته مختلف از فناوری‌های مرتبط با BCI، با رنگ‌های مختلف نمایش داده شده‌اند. مختصات هر فناوری توسط الگوریتم‌های هوش مصنوعی محاسبه شده و همانطور که مشاهده می‌شود، فناوری‌های مرتبط، کلونی‌های مختلفی را شکل داده‌اند. </text:p>
      <text:p text:style-name="P4">تعیین گروه فناوری به‌طور دستی و توسط خبرگان انجام شده اما محاسب<text:span text:style-name="T6">ه مختصات و جانمایی‌ها</text:span><text:span text:style-name="T2"> توسط ماشین صورت گرفته است که تضادهای جالبی را شکل داده است. </text:span>به‌طور نمونه در قسمت پایین – وسط شکل، تعدادی از فناوری‌های مهندسی برق با رنگ زرد دیده می‌شوند که در میان آنها فناوری <text:span text:style-name="T3">Photoresist ب</text:span><text:span text:style-name="T6">ا</text:span><text:span text:style-name="T3"> رنگ </text:span>قرمز <text:span text:style-name="T6">دیده می شود </text:span><text:span text:style-name="T4">که نشان می‌دهد این فناوری توسط خبرگان، یک فناوری حوزه شیمی تشخیص داده‌ شده است. </text:span><text:span text:style-name="T2">Photoresist</text:span><text:span text:style-name="T4">‌ها، موادی هستند که نسبت به نور حساس بوده و بیشتر </text:span><text:span text:style-name="T5">در ساخت</text:span><text:span text:style-name="T4"> بردهای </text:span><text:span text:style-name="T5">ظریف </text:span><text:span text:style-name="T4">الکتر</text:span><text:span text:style-name="T5">ونیکی </text:span><text:span text:style-name="T4">استفاده می‌شوند. </text:span><text:span text:style-name="T6">بنابراین با اینکه ماهیت این فناوری به شیمی برمی‌گردد اما در صنعت، یک فناوری کاربردی در حوزه مهندسی الکترونیک محسوب می‌شود. </text:span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Vazir" svg:font-family="Vazi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14:03:12.284322942</meta:creation-date>
    <dc:date>2023-04-22T13:35:28.865416837</dc:date>
    <meta:editing-duration>PT1H3M1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96" meta:character-count="1064" meta:non-whitespace-character-count="868"/>
  </office:meta>
</office:document-meta>
</file>